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54cm"/>
    </style:style>
    <style:style style:name="co6" style:family="table-column">
      <style:table-column-properties fo:break-before="auto" style:column-width="7.923cm"/>
    </style:style>
    <style:style style:name="co7" style:family="table-column">
      <style:table-column-properties fo:break-before="auto" style:column-width="3.186cm"/>
    </style:style>
    <style:style style:name="co8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4" table:default-cell-style-name="Default"/>
        <table:table-column table:style-name="co8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profession</text:p>
          </table:table-cell>
          <table:table-cell office:value-type="string" calcext:value-type="string">
            <text:p>personality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phone numbers</text:p>
          </table:table-cell>
          <table:table-cell office:value-type="string" calcext:value-type="string">
            <text:p>emails</text:p>
          </table:table-cell>
          <table:table-cell office:value-type="string" calcext:value-type="string">
            <text:p>social media profiles</text:p>
          </table:table-cell>
          <table:table-cell office:value-type="string" calcext:value-type="string">
            <text:p>personal details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dislike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pictures/videos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llages</text:p>
          </table:table-cell>
          <table:table-cell office:value-type="string" calcext:value-type="string">
            <text:p>smoke, drink</text:p>
          </table:table-cell>
          <table:table-cell office:value-type="string" calcext:value-type="string">
            <text:p>relligion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hobbi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hy, alpha, beta, gamma, confident, open, 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string" calcext:value-type="string">
            <text:p>insta, tiktok, facebook, twitter, whatsapp, signal ..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ujata</text:p>
          </table:table-cell>
          <table:table-cell/>
          <table:table-cell office:value-type="string" calcext:value-type="string">
            <text:p>Dahal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confide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mit</text:p>
          </table:table-cell>
          <table:table-cell/>
          <table:table-cell office:value-type="string" calcext:value-type="string">
            <text:p>khanal</text:p>
          </table:table-cell>
          <table:table-cell table:number-columns-repeated="3"/>
          <table:table-cell office:value-type="float" office:value="9851140652" calcext:value-type="float">
            <text:p>98511406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na</text:p>
          </table:table-cell>
          <table:table-cell/>
          <table:table-cell office:value-type="string" calcext:value-type="string">
            <text:p>khadka</text:p>
          </table:table-cell>
          <table:table-cell table:number-columns-repeated="5"/>
          <table:table-cell office:value-type="string" calcext:value-type="string">
            <text:p>tiktok.com/@ratnakhadka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urnika</text:p>
          </table:table-cell>
          <table:table-cell/>
          <table:table-cell office:value-type="string" calcext:value-type="string">
            <text:p>shah</text:p>
          </table:table-cell>
          <table:table-cell table:number-columns-repeated="5"/>
          <table:table-cell office:value-type="string" calcext:value-type="string">
            <text:p>tiktok.com/purnikarlds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kopila</text:p>
          </table:table-cell>
          <table:table-cell/>
          <table:table-cell office:value-type="string" calcext:value-type="string">
            <text:p>gurung</text:p>
          </table:table-cell>
          <table:table-cell table:number-columns-repeated="5"/>
          <table:table-cell office:value-type="string" calcext:value-type="string">
            <text:p>https://www.facebook.com/profile.php?id=100008690225729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2">
          <table:table-cell office:value-type="string" calcext:value-type="string">
            <text:p>sec076bce002</text:p>
          </table:table-cell>
          <table:table-cell office:value-type="string" calcext:value-type="string">
            <text:p>gautam</text:p>
          </table:table-cell>
          <table:table-cell table:style-name="ce1" office:value-type="date" office:date-value="2059-10-29" calcext:value-type="date">
            <text:p>2059-10-29</text:p>
          </table:table-cell>
          <table:table-cell table:style-name="ce1" office:value-type="date" office:date-value="2003-02-12" calcext:value-type="date">
            <text:p>2003-02-12</text:p>
          </table:table-cell>
          <table:table-cell table:style-name="ce2" office:value-type="float" office:value="9869063537" calcext:value-type="float">
            <text:p>9869063537</text:p>
          </table:table-cell>
          <table:table-cell table:style-name="ce2" office:value-type="string" calcext:value-type="string">
            <text:p>rgnumberth79@gmail.com</text:p>
          </table:table-cell>
          <table:table-cell table:style-name="ce2" office:value-type="string" calcext:value-type="string">
            <text:p>aas•••••••••••@gmail.com</text:p>
          </table:table-cell>
          <table:table-cell/>
          <table:table-cell office:value-type="string" calcext:value-type="string">
            <text:p>facebook.com/aastha.gautam.142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c076bct028</text:p>
          </table:table-cell>
          <table:table-cell office:value-type="string" calcext:value-type="string">
            <text:p>baniya</text:p>
          </table:table-cell>
          <table:table-cell table:style-name="ce1" office:value-type="date" office:date-value="2058-12-04" calcext:value-type="date">
            <text:p>2058-12-04</text:p>
          </table:table-cell>
          <table:table-cell table:number-columns-repeated="3"/>
          <table:table-cell table:style-name="ce2" office:value-type="string" calcext:value-type="string">
            <text:p><text:a xlink:href="https://support.google.com/accounts?hl=en" xlink:type="simple"> </text:a></text:p>
          </table:table-cell>
          <table:table-cell/>
          <table:table-cell office:value-type="string" calcext:value-type="string">
            <text:p>facebook.com/pragatibaniya123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ec075bce042</text:p>
          </table:table-cell>
          <table:table-cell office:value-type="string" calcext:value-type="string">
            <text:p>wagle</text:p>
          </table:table-cell>
          <table:table-cell table:style-name="ce1" office:value-type="date" office:date-value="2058-07-22" calcext:value-type="date">
            <text:p>2058-07-2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sec076bei001</text:p>
          </table:table-cell>
          <table:table-cell office:value-type="string" calcext:value-type="string">
            <text:p>giri</text:p>
          </table:table-cell>
          <table:table-cell table:style-name="ce1" office:value-type="date" office:date-value="2057-04-10" calcext:value-type="date">
            <text:p>2057-04-10</text:p>
          </table:table-cell>
          <table:table-cell table:number-columns-repeated="18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sec076bei001</text:p>
          </table:table-cell>
          <table:table-cell office:value-type="string" calcext:value-type="string">
            <text:p>giri</text:p>
          </table:table-cell>
          <table:table-cell table:style-name="ce1" office:value-type="date" office:date-value="2057-04-10" calcext:value-type="date">
            <text:p>2057-04-10</text:p>
          </table:table-cell>
          <table:table-cell office:value-type="float" office:value="9840445924" calcext:value-type="float">
            <text:p>98404459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076bei002</text:p>
          </table:table-cell>
          <table:table-cell office:value-type="string" calcext:value-type="string">
            <text:p>manandhar</text:p>
          </table:table-cell>
          <table:table-cell table:style-name="ce1" office:value-type="date" office:date-value="2057-11-16" calcext:value-type="date">
            <text:p>2057-11-16</text:p>
          </table:table-cell>
          <table:table-cell office:value-type="float" office:value="9861589512" calcext:value-type="float">
            <text:p>98615895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076bei003</text:p>
          </table:table-cell>
          <table:table-cell office:value-type="string" calcext:value-type="string">
            <text:p>khanal</text:p>
          </table:table-cell>
          <table:table-cell table:style-name="ce1" office:value-type="date" office:date-value="2057-05-12" calcext:value-type="date">
            <text:p>2057-05-12</text:p>
          </table:table-cell>
          <table:table-cell office:value-type="float" office:value="9812939018" calcext:value-type="float">
            <text:p>9812939018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04</text:p>
          </table:table-cell>
          <table:table-cell office:value-type="string" calcext:value-type="string">
            <text:p>bajracharya</text:p>
          </table:table-cell>
          <table:table-cell table:style-name="ce1" office:value-type="date" office:date-value="2056-05-23" calcext:value-type="date">
            <text:p>2056-05-23</text:p>
          </table:table-cell>
          <table:table-cell office:value-type="float" office:value="9803108943" calcext:value-type="float">
            <text:p>9803108943</text:p>
          </table:table-cell>
          <table:table-cell office:value-type="string" calcext:value-type="string">
            <text:p>23,13,12</text:p>
          </table:table-cell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05</text:p>
          </table:table-cell>
          <table:table-cell office:value-type="string" calcext:value-type="string">
            <text:p>gurung</text:p>
          </table:table-cell>
          <table:table-cell table:style-name="ce1" office:value-type="date" office:date-value="2056-02-28" calcext:value-type="date">
            <text:p>2056-02-28</text:p>
          </table:table-cell>
          <table:table-cell office:value-type="float" office:value="9823274293" calcext:value-type="float">
            <text:p>982327429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076bei006</text:p>
          </table:table-cell>
          <table:table-cell office:value-type="string" calcext:value-type="string">
            <text:p>siddique</text:p>
          </table:table-cell>
          <table:table-cell table:style-name="ce1" office:value-type="date" office:date-value="2057-12-23" calcext:value-type="date">
            <text:p>2057-12-23</text:p>
          </table:table-cell>
          <table:table-cell office:value-type="float" office:value="9845858606" calcext:value-type="float">
            <text:p>984585860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076bei007</text:p>
          </table:table-cell>
          <table:table-cell office:value-type="string" calcext:value-type="string">
            <text:p>bhandari</text:p>
          </table:table-cell>
          <table:table-cell table:style-name="ce1" office:value-type="date" office:date-value="2057-06-27" calcext:value-type="date">
            <text:p>2057-06-27</text:p>
          </table:table-cell>
          <table:table-cell office:value-type="float" office:value="9823313112" calcext:value-type="float">
            <text:p>98233131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076bei008</text:p>
          </table:table-cell>
          <table:table-cell office:value-type="string" calcext:value-type="string">
            <text:p>maharjan</text:p>
          </table:table-cell>
          <table:table-cell table:style-name="ce1" office:value-type="date" office:date-value="2057-06-13" calcext:value-type="date">
            <text:p>2057-06-13</text:p>
          </table:table-cell>
          <table:table-cell office:value-type="float" office:value="9869526333" calcext:value-type="float">
            <text:p>98695263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076bei009</text:p>
          </table:table-cell>
          <table:table-cell office:value-type="string" calcext:value-type="string">
            <text:p>pokhrel</text:p>
          </table:table-cell>
          <table:table-cell table:style-name="ce1" office:value-type="date" office:date-value="2057-11-05" calcext:value-type="date">
            <text:p>2057-11-05</text:p>
          </table:table-cell>
          <table:table-cell office:value-type="float" office:value="9815951484" calcext:value-type="float">
            <text:p>9815951484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10</text:p>
          </table:table-cell>
          <table:table-cell office:value-type="string" calcext:value-type="string">
            <text:p>shrestha</text:p>
          </table:table-cell>
          <table:table-cell table:style-name="ce1" office:value-type="string" calcext:value-type="string">
            <text:p>2058-02-30</text:p>
          </table:table-cell>
          <table:table-cell office:value-type="float" office:value="9818505281" calcext:value-type="float">
            <text:p>981850528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076bei011</text:p>
          </table:table-cell>
          <table:table-cell office:value-type="string" calcext:value-type="string">
            <text:p>ghimire</text:p>
          </table:table-cell>
          <table:table-cell table:style-name="ce1" office:value-type="date" office:date-value="2055-12-04" calcext:value-type="date">
            <text:p>2055-12-04</text:p>
          </table:table-cell>
          <table:table-cell office:value-type="float" office:value="9846921982" calcext:value-type="float">
            <text:p>9846921982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12</text:p>
          </table:table-cell>
          <table:table-cell office:value-type="string" calcext:value-type="string">
            <text:p>gc</text:p>
          </table:table-cell>
          <table:table-cell table:style-name="ce1" office:value-type="date" office:date-value="2057-04-28" calcext:value-type="date">
            <text:p>2057-04-28</text:p>
          </table:table-cell>
          <table:table-cell office:value-type="float" office:value="9848114263" calcext:value-type="float">
            <text:p>9848114263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13</text:p>
          </table:table-cell>
          <table:table-cell office:value-type="string" calcext:value-type="string">
            <text:p>acharya</text:p>
          </table:table-cell>
          <table:table-cell table:style-name="ce1" office:value-type="date" office:date-value="2057-12-16" calcext:value-type="date">
            <text:p>2057-12-16</text:p>
          </table:table-cell>
          <table:table-cell office:value-type="float" office:value="9868338532" calcext:value-type="float">
            <text:p>98683385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076bei014</text:p>
          </table:table-cell>
          <table:table-cell office:value-type="string" calcext:value-type="string">
            <text:p>soni</text:p>
          </table:table-cell>
          <table:table-cell table:style-name="ce1" office:value-type="date" office:date-value="2056-03-04" calcext:value-type="date">
            <text:p>2056-03-04</text:p>
          </table:table-cell>
          <table:table-cell office:value-type="float" office:value="9840172288" calcext:value-type="float">
            <text:p>9840172288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15</text:p>
          </table:table-cell>
          <table:table-cell office:value-type="string" calcext:value-type="string">
            <text:p>pokhrel</text:p>
          </table:table-cell>
          <table:table-cell table:style-name="ce1" office:value-type="date" office:date-value="2056-08-26" calcext:value-type="date">
            <text:p>2056-08-26</text:p>
          </table:table-cell>
          <table:table-cell office:value-type="float" office:value="9840419836" calcext:value-type="float">
            <text:p>9840419836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16</text:p>
          </table:table-cell>
          <table:table-cell office:value-type="string" calcext:value-type="string">
            <text:p>shrestha</text:p>
          </table:table-cell>
          <table:table-cell table:style-name="ce1" office:value-type="date" office:date-value="2057-12-09" calcext:value-type="date">
            <text:p>2057-12-09</text:p>
          </table:table-cell>
          <table:table-cell office:value-type="float" office:value="9808407133" calcext:value-type="float">
            <text:p>9808407133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17</text:p>
          </table:table-cell>
          <table:table-cell office:value-type="string" calcext:value-type="string">
            <text:p>magar</text:p>
          </table:table-cell>
          <table:table-cell table:style-name="ce1" office:value-type="date" office:date-value="2058-02-23" calcext:value-type="date">
            <text:p>2058-02-23</text:p>
          </table:table-cell>
          <table:table-cell office:value-type="float" office:value="9823485339" calcext:value-type="float">
            <text:p>9823485339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18</text:p>
          </table:table-cell>
          <table:table-cell office:value-type="string" calcext:value-type="string">
            <text:p>dahal</text:p>
          </table:table-cell>
          <table:table-cell table:style-name="ce1" office:value-type="date" office:date-value="2057-04-29" calcext:value-type="date">
            <text:p>2057-04-29</text:p>
          </table:table-cell>
          <table:table-cell office:value-type="float" office:value="9863513850" calcext:value-type="float">
            <text:p>9863513850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19</text:p>
          </table:table-cell>
          <table:table-cell office:value-type="string" calcext:value-type="string">
            <text:p>dhakal</text:p>
          </table:table-cell>
          <table:table-cell table:style-name="ce1" office:value-type="date" office:date-value="2057-10-09" calcext:value-type="date">
            <text:p>2057-10-09</text:p>
          </table:table-cell>
          <table:table-cell office:value-type="float" office:value="9860276666" calcext:value-type="float">
            <text:p>9860276666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20</text:p>
          </table:table-cell>
          <table:table-cell office:value-type="string" calcext:value-type="string">
            <text:p>nepal</text:p>
          </table:table-cell>
          <table:table-cell table:style-name="ce1" office:value-type="date" office:date-value="2057-01-16" calcext:value-type="date">
            <text:p>2057-01-16</text:p>
          </table:table-cell>
          <table:table-cell office:value-type="float" office:value="9840178113" calcext:value-type="float">
            <text:p>9840178113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21</text:p>
          </table:table-cell>
          <table:table-cell office:value-type="string" calcext:value-type="string">
            <text:p>gautam</text:p>
          </table:table-cell>
          <table:table-cell table:style-name="ce1" office:value-type="date" office:date-value="2057-12-25" calcext:value-type="date">
            <text:p>2057-12-25</text:p>
          </table:table-cell>
          <table:table-cell office:value-type="float" office:value="9868960200" calcext:value-type="float">
            <text:p>98689602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076bei022</text:p>
          </table:table-cell>
          <table:table-cell office:value-type="string" calcext:value-type="string">
            <text:p>shrestha</text:p>
          </table:table-cell>
          <table:table-cell table:style-name="ce1" office:value-type="date" office:date-value="2057-12-01" calcext:value-type="date">
            <text:p>2057-12-01</text:p>
          </table:table-cell>
          <table:table-cell office:value-type="float" office:value="9842562451" calcext:value-type="float">
            <text:p>9842562451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23</text:p>
          </table:table-cell>
          <table:table-cell office:value-type="string" calcext:value-type="string">
            <text:p>neupane</text:p>
          </table:table-cell>
          <table:table-cell table:style-name="ce1" office:value-type="date" office:date-value="2057-04-11" calcext:value-type="date">
            <text:p>2057-04-11</text:p>
          </table:table-cell>
          <table:table-cell office:value-type="float" office:value="9867499462" calcext:value-type="float">
            <text:p>9867499462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24</text:p>
          </table:table-cell>
          <table:table-cell office:value-type="string" calcext:value-type="string">
            <text:p>phuyel</text:p>
          </table:table-cell>
          <table:table-cell table:style-name="ce1" office:value-type="date" office:date-value="2057-02-19" calcext:value-type="date">
            <text:p>2057-02-19</text:p>
          </table:table-cell>
          <table:table-cell office:value-type="float" office:value="9861531462" calcext:value-type="float">
            <text:p>98615314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c076bei025</text:p>
          </table:table-cell>
          <table:table-cell office:value-type="string" calcext:value-type="string">
            <text:p>maharjan</text:p>
          </table:table-cell>
          <table:table-cell table:style-name="ce1" office:value-type="date" office:date-value="2057-07-01" calcext:value-type="date">
            <text:p>2057-07-01</text:p>
          </table:table-cell>
          <table:table-cell office:value-type="float" office:value="9863480429" calcext:value-type="float">
            <text:p>9863480429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c076bei026</text:p>
          </table:table-cell>
          <table:table-cell office:value-type="string" calcext:value-type="string">
            <text:p>nepal</text:p>
          </table:table-cell>
          <table:table-cell table:style-name="ce1" office:value-type="date" office:date-value="2057-01-01" calcext:value-type="date">
            <text:p>2057-01-01</text:p>
          </table:table-cell>
          <table:table-cell office:value-type="float" office:value="9865249458" calcext:value-type="float">
            <text:p>9865249458</text:p>
          </table:table-cell>
          <table:table-cell/>
          <table:table-cell office:value-type="string" calcext:value-type="string">
            <text:p>f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hotos: <text:a xlink:href="https://www.photo-pick.com/online/3VYF.link" xlink:type="simple">https://www.photo-pick.com/online/3VYF.link</text:a>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elcome program 2076:<text:a xlink:href="https://www.youtube.com/watch?v=sdkOKVCEH7Q" xlink:type="simple">https://www.youtube.com/watch?v=sdkOKVCEH7Q</text:a></text:p>
          </table:table-cell>
          <table:table-cell table:number-columns-repeated="20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office:value-type="string" calcext:value-type="string">
            <text:p>base_url</text:p>
          </table:table-cell>
          <table:table-cell office:value-type="string" calcext:value-type="string">
            <text:p><text:a xlink:href="https://exam.ioe.edu.np/Images/StudentCurrentImage/" xlink:type="simple">https://exam.ioe.edu.np/Images/StudentCurrentImage/</text:a>{}/SEC076BEI001.jpg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1<text:span text:style-name="T1">st</text:span> sem</text:p>
          </table:table-cell>
          <table:table-cell office:value-type="float" office:value="3024" calcext:value-type="float">
            <text:p>3024</text:p>
          </table:table-cell>
          <table:table-cell table:number-columns-repeated="19"/>
        </table:table-row>
        <table:table-row table:style-name="ro1">
          <table:table-cell/>
          <table:table-cell office:value-type="float" office:value="3030" calcext:value-type="float">
            <text:p>303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<text:span text:style-name="T1">rd</text:span> sem</text:p>
          </table:table-cell>
          <table:table-cell office:value-type="float" office:value="3036" calcext:value-type="float">
            <text:p>3036</text:p>
          </table:table-cell>
          <table:table-cell table:number-columns-repeated="19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exam.ioe.edu.np/Images/StudentCurrentImage/3030/SEC076BEI0001.jpg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https://entrance.ioe.edu.np/Home/ValidateStudent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ttps://exam.ioe.edu.np/studentLogin/index</text:p>
          </table:table-cell>
          <table:table-cell table:number-columns-repeated="20"/>
        </table:table-row>
        <table:table-row table:style-name="ro1" table:number-rows-repeated="10">
          <table:table-cell table:number-columns-repeated="21"/>
        </table:table-row>
        <table:table-row table:style-name="ro1">
          <table:table-cell office:value-type="string" calcext:value-type="string">
            <text:p>anjan</text:p>
          </table:table-cell>
          <table:table-cell/>
          <table:table-cell office:value-type="string" calcext:value-type="string">
            <text:p>regmi</text:p>
          </table:table-cell>
          <table:table-cell table:number-columns-repeated="5"/>
          <table:table-cell office:value-type="string" calcext:value-type="string">
            <text:p>facebook.com/sathiz.regmi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20:24:29.7416000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12:33:36.783705402</meta:creation-date>
    <dc:date>2021-08-10T21:19:11.034052454</dc:date>
    <meta:editing-duration>PT5H14M52S</meta:editing-duration>
    <meta:editing-cycles>17</meta:editing-cycles>
    <meta:generator>LibreOffice/7.0.4.2$Linux_X86_64 LibreOffice_project/00$Build-2</meta:generator>
    <meta:document-statistic meta:table-count="1" meta:cell-count="195" meta:object-count="0"/>
  </office:meta>
</office:document-meta>
</file>